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2" style:family="paragraph" style:parent-style-name="Preformatted_20_Text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2">
      <style:paragraph-properties fo:text-align="center" style:justify-single-word="false" style:text-autospace="none"/>
      <style:text-properties style:font-name="Arial1" fo:font-size="12pt" fo:font-weight="normal" officeooo:paragraph-rsid="001e3e70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783in" fo:margin-bottom="0in" style:contextual-spacing="false" fo:text-align="start" style:justify-single-word="false" style:text-autospace="none"/>
      <style:text-properties style:font-name="Arial1" fo:font-size="12pt" fo:font-weight="bold" officeooo:paragraph-rsid="0022a69b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T4" style:family="text">
      <style:text-properties officeooo:rsid="001e3e70"/>
    </style:style>
    <style:style style:name="T5" style:family="text">
      <style:text-properties officeooo:rsid="00202f63"/>
    </style:style>
    <style:style style:name="T6" style:family="text">
      <style:text-properties officeooo:rsid="00213380"/>
    </style:style>
    <style:style style:name="T7" style:family="text">
      <style:text-properties officeooo:rsid="0025d5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4"/>
      <text:p text:style-name="P10">PASE POR COMISIONES</text:p>
      <text:section text:style-name="Sect1" text:name="COMISION">
        <text:list xml:id="list17706056971" text:style-name="L1">
          <text:list-item>
            <text:p text:style-name="P15">[<text:span text:style-name="T4">NOMBRE</text:span>]</text:p>
          </text:list-item>
        </text:list>
        <text:list xml:id="list1862408279" text:style-name="L2">
          <text:list-item>
            <text:list>
              <text:list-item>
                <text:p text:style-name="P13">Entrada: [<text:span text:style-name="T7">ENTRADA</text:span>]<text:tab/><text:tab/>Salida: [<text:span text:style-name="T7">SALIDA</text:span>]</text:p>
              </text:list-item>
            </text:list>
          </text:list-item>
        </text:list>
        <text:section text:style-name="Sect1" text:name="DICTAMEN">
          <text:list xml:id="list308924869" text:continue-numbering="true" text:style-name="L2">
            <text:list-item>
              <text:p text:style-name="P14"><text:span text:style-name="T2">[TIPO]</text:span><text:span text:style-name="T3">: [DICTAMEN] - [FECHA]</text:span></text:p>
            </text:list-item>
          </text:list>
        </text:section>
      </text:section>
      <text:p text:style-name="P10"/>
      <text:p text:style-name="P10">TRATAMIENTO EN SESION</text:p>
      <text:p text:style-name="P6"/>
      <text:p text:style-name="P12">Tratamiento [TRATAMIENTO] Resultado de la votacion: [RESULTADO] Fecha de sesion [FECHASES],[PERI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6.078in" svg:y="-0.1626in" svg:width="0.5772in" svg:height="0.748in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15T11:09:19</dc:date>
    <meta:editing-duration>P1DT3H17M39S</meta:editing-duration>
    <meta:editing-cycles>57</meta:editing-cycles>
    <meta:generator>LibreOffice/3.6$Linux_x86 LibreOffice_project/360m1$Build-2</meta:generator>
    <dc:creator>jose </dc:creator>
    <meta:document-statistic meta:table-count="0" meta:image-count="1" meta:object-count="0" meta:page-count="1" meta:paragraph-count="19" meta:word-count="67" meta:character-count="475" meta:non-whitespace-character-count="429"/>
  </office:meta>
</office:document-meta>
</file>